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9.71mm" svg:y="1mm">
            <draw:object draw:notify-on-update-of-ranges="Tabelle1.A2:Tabelle1.A202 Tabelle1.B1:Tabelle1.B1 Tabelle1.B2:Tabelle1.B202 Tabelle1.A2:Tabelle1.A202 Tabelle1.C1:Tabelle1.C1 Tabelle1.C2:Tabelle1.C202 Tabelle1.A2:Tabelle1.A202 Tabelle1.D1:Tabelle1.D1 Tabelle1.D2:Tabelle1.D202 Tabelle1.A2:Tabelle1.A202 Tabelle1.E1:Tabelle1.E1 Tabelle1.E2:Tabelle1.E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Total-0</text:p>
          </table:table-cell>
          <table:table-cell office:value-type="string" calcext:value-type="string">
            <text:p>Total-1</text:p>
          </table:table-cell>
          <table:table-cell office:value-type="string" calcext:value-type="string">
            <text:p>Total-2</text:p>
          </table:table-cell>
          <table:table-cell office:value-type="string" calcext:value-type="string">
            <text:p>Total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52" calcext:value-type="float">
            <text:p>152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52" calcext:value-type="float">
            <text:p>152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152" calcext:value-type="float">
            <text:p>152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2" calcext:value-type="float">
            <text:p>152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7" calcext:value-type="float">
            <text:p>127</text:p>
          </table:table-cell>
          <table:table-cell office:value-type="float" office:value="152" calcext:value-type="float">
            <text:p>152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2" calcext:value-type="float">
            <text:p>152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2" calcext:value-type="float">
            <text:p>152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4" calcext:value-type="float">
            <text:p>154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4" calcext:value-type="float">
            <text:p>154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4" calcext:value-type="float">
            <text:p>154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7" calcext:value-type="float">
            <text:p>127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3" calcext:value-type="float">
            <text:p>153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4" calcext:value-type="float">
            <text:p>134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43" calcext:value-type="float">
            <text:p>14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43" calcext:value-type="float">
            <text:p>14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43" calcext:value-type="float">
            <text:p>14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79" calcext:value-type="float">
            <text:p>179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79" calcext:value-type="float">
            <text:p>179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79" calcext:value-type="float">
            <text:p>179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</table:table-row>
        <table:table-row table:style-name="ro1" table:number-rows-repeated="1048373">
          <table:table-cell table:number-columns-repeated="5"/>
        </table:table-row>
        <table:table-row table:style-name="ro1">
          <table:table-cell/>
          <table:table-cell table:formula="of:=SUM([.B1:.B1048575])" office:value-type="float" office:value="26957" calcext:value-type="float">
            <text:p>2695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.00.0000</text:date>, <text:time style:data-style-name="N2" text:time-value="10:38:39.17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10:30:05.139000000</meta:creation-date>
    <meta:generator>LibreOffice/5.4.6.2$Windows_X86_64 LibreOffice_project/4014ce260a04f1026ba855d3b8d91541c224eab8</meta:generator>
    <dc:date>2020-06-24T10:40:14.410000000</dc:date>
    <meta:editing-duration>PT9M21S</meta:editing-duration>
    <meta:editing-cycles>13</meta:editing-cycles>
    <meta:document-statistic meta:table-count="1" meta:cell-count="8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99cm" svg:y="0.316cm" chart:style-name="ch2">
          <text:p>Node Count History  -  aig_7_min.aag</text:p>
        </chart:title>
        <chart:legend chart:legend-position="end" svg:x="13.598cm" svg:y="3.454cm" style:legend-expansion="high" chart:style-name="ch3"/>
        <chart:plot-area chart:style-name="ch4" table:cell-range-address="Tabelle1.A2:Tabelle1.E202 Tabelle1.B1:Tabelle1.E1" chart:data-source-has-labels="row" svg:x="1.331cm" svg:y="1.275cm" svg:width="11.947cm" svg:height="6.564cm">
          <chartooo:coordinate-region svg:x="1.952cm" svg:y="1.474cm" svg:width="10.953cm" svg:height="5.718cm"/>
          <chart:axis chart:dimension="x" chart:name="primary-x" chart:style-name="ch5">
            <chart:title svg:x="6.453cm" svg:y="8.019cm" chart:style-name="ch6">
              <text:p># Iterations</text:p>
            </chart:title>
          </chart:axis>
          <chart:axis chart:dimension="y" chart:name="primary-y" chart:style-name="ch5">
            <chart:title svg:x="0.451cm" svg:y="5.223cm" chart:style-name="ch7">
              <text:p># Nodes</text:p>
            </chart:title>
            <chart:grid chart:style-name="ch8" chart:class="major"/>
          </chart:axis>
          <chart:series chart:style-name="ch9" chart:values-cell-range-address="Tabelle1.B2:Tabelle1.B202" chart:label-cell-address="Tabelle1.B1:Tabelle1.B1" chart:class="chart:scatter">
            <chart:domain table:cell-range-address="Tabelle1.A2:Tabelle1.A202"/>
            <chart:data-point chart:repeated="201"/>
          </chart:series>
          <chart:series chart:style-name="ch10" chart:values-cell-range-address="Tabelle1.C2:Tabelle1.C202" chart:label-cell-address="Tabelle1.C1:Tabelle1.C1" chart:class="chart:scatter">
            <chart:data-point chart:repeated="201"/>
          </chart:series>
          <chart:series chart:style-name="ch11" chart:values-cell-range-address="Tabelle1.D2:Tabelle1.D202" chart:label-cell-address="Tabelle1.D1:Tabelle1.D1" chart:class="chart:scatter">
            <chart:data-point chart:repeated="201"/>
          </chart:series>
          <chart:series chart:style-name="ch12" chart:values-cell-range-address="Tabelle1.E2:Tabelle1.E202" chart:label-cell-address="Tabelle1.E1:Tabelle1.E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Total-0</text:p>
                <draw:g>
                  <svg:desc>Tabelle1.B1:Tabelle1.B1</svg:desc>
                </draw:g>
              </table:table-cell>
              <table:table-cell office:value-type="string">
                <text:p>Total-1</text:p>
                <draw:g>
                  <svg:desc>Tabelle1.C1:Tabelle1.C1</svg:desc>
                </draw:g>
              </table:table-cell>
              <table:table-cell office:value-type="string">
                <text:p>Total-2</text:p>
                <draw:g>
                  <svg:desc>Tabelle1.D1:Tabelle1.D1</svg:desc>
                </draw:g>
              </table:table-cell>
              <table:table-cell office:value-type="string">
                <text:p>Total-3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202</svg:desc>
                </draw:g>
              </table:table-cell>
              <table:table-cell office:value-type="float" office:value="177">
                <text:p>177</text:p>
                <draw:g>
                  <svg:desc>Tabelle1.B2:Tabelle1.B202</svg:desc>
                </draw:g>
              </table:table-cell>
              <table:table-cell office:value-type="float" office:value="177">
                <text:p>177</text:p>
                <draw:g>
                  <svg:desc>Tabelle1.C2:Tabelle1.C202</svg:desc>
                </draw:g>
              </table:table-cell>
              <table:table-cell office:value-type="float" office:value="177">
                <text:p>177</text:p>
                <draw:g>
                  <svg:desc>Tabelle1.D2:Tabelle1.D202</svg:desc>
                </draw:g>
              </table:table-cell>
              <table:table-cell office:value-type="float" office:value="177">
                <text:p>177</text:p>
                <draw:g>
                  <svg:desc>Tabelle1.E2:Tabelle1.E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52">
                <text:p>152</text:p>
              </table:table-cell>
              <table:table-cell office:value-type="float" office:value="120">
                <text:p>1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52">
                <text:p>152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52">
                <text:p>152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126">
                <text:p>126</text:p>
              </table:table-cell>
              <table:table-cell office:value-type="float" office:value="152">
                <text:p>152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2">
                <text:p>152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152">
                <text:p>152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2">
                <text:p>152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2">
                <text:p>152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4">
                <text:p>154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4">
                <text:p>154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4">
                <text:p>154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127">
                <text:p>127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">
                <text:p>11</text:p>
              </table:table-cell>
              <table:table-cell office:value-type="float" office:value="127">
                <text:p>127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3">
                <text:p>153</text:p>
              </table:table-cell>
              <table:table-cell office:value-type="float" office:value="119">
                <text:p>11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153">
                <text:p>153</text:p>
              </table:table-cell>
              <table:table-cell office:value-type="float" office:value="120">
                <text:p>12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153">
                <text:p>153</text:p>
              </table:table-cell>
              <table:table-cell office:value-type="float" office:value="131">
                <text:p>13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153">
                <text:p>153</text:p>
              </table:table-cell>
              <table:table-cell office:value-type="float" office:value="131">
                <text:p>13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127">
                <text:p>127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">
                <text:p>13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">
                <text:p>14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">
                <text:p>15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3">
                <text:p>153</text:p>
              </table:table-cell>
              <table:table-cell office:value-type="float" office:value="131">
                <text:p>13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">
                <text:p>16</text:p>
              </table:table-cell>
              <table:table-cell office:value-type="float" office:value="134">
                <text:p>134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">
                <text:p>17</text:p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43">
                <text:p>14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43">
                <text:p>14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43">
                <text:p>14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">
                <text:p>18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">
                <text:p>19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">
                <text:p>20</text:p>
              </table:table-cell>
              <table:table-cell office:value-type="float" office:value="163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9">
                <text:p>179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9">
                <text:p>179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9">
                <text:p>179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9">
                <text:p>179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79">
                <text:p>179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148">
                <text:p>14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148">
                <text:p>14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148">
                <text:p>14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148">
                <text:p>148</text:p>
              </table:table-cell>
              <table:table-cell office:value-type="float" office:value="152">
                <text:p>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